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00000012C198E86D3D203DC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0.7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53cm" fo:min-width="0.72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Calibri" fo:font-size="14.1000003814697pt" style:font-size-asian="14.1000003814697pt" style:font-name-complex="Calibri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622cm" svg:height="7.551cm" svg:x="6.842cm" svg:y="7.81cm">
          <draw:image xlink:href="Pictures/10000201000000900000012C198E86D3D203DCBF.png" xlink:type="simple" xlink:show="embed" xlink:actuate="onLoad" loext:mime-type="image/png">
            <text:p/>
          </draw:image>
        </draw:frame>
        <draw:frame draw:style-name="gr2" draw:text-style-name="P3" draw:layer="layout" svg:width="0.73cm" svg:height="0.581cm" svg:x="9.653cm" svg:y="6.555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729cm" svg:height="0.581cm" svg:x="12.465cm" svg:y="14.925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4:04:58.020113644</meta:creation-date>
    <dc:date>2021-02-20T14:05:45.492820206</dc:date>
    <meta:editing-duration>PT47S</meta:editing-duration>
    <meta:editing-cycles>1</meta:editing-cycles>
    <meta:document-statistic meta:object-count="3"/>
    <meta:generator>LibreOffice/6.4.6.2$Linux_X86_64 LibreOffice_project/40$Build-2</meta:generator>
  </office:meta>
</office:document-meta>
</file>